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3.24cm"/>
    </style:style>
    <style:style style:name="co3" style:family="table-column">
      <style:table-column-properties fo:break-before="auto" style:column-width="20.0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96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12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009933" style:text-align-source="fix" style:repeat-content="false" fo:border="0.06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009933" fo:border="0.06pt solid #000000"/>
    </style:style>
    <style:style style:name="ce3" style:family="table-cell" style:parent-style-name="Default">
      <style:table-cell-properties fo:background-color="#009933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ackground-color="#cc0000" style:text-align-source="fix" style:repeat-content="false" fo:border="0.06pt solid #000000" style:vertical-align="middle"/>
      <style:paragraph-properties fo:text-align="start" fo:margin-left="0c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10036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fo:background-color="#cc0000" style:text-align-source="fix" style:repeat-content="false" fo:border="0.06pt solid #000000"/>
      <style:paragraph-properties fo:text-align="center" fo:margin-left="0c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6699cc" fo:wrap-option="wrap" fo:border="0.06pt solid #000000"/>
      <style:text-properties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 style:data-style-name="N104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 style:data-style-name="N104">
      <style:table-cell-properties fo:background-color="#cc0000" style:text-align-source="fix" style:repeat-content="false" fo:border="0.06pt solid #000000"/>
      <style:paragraph-properties fo:text-align="center" fo:margin-left="0c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T1" style:family="text">
      <style:text-properties fo:country="none"/>
    </style:style>
  </office:automatic-styles>
  <office:body>
    <office:spreadsheet>
      <table:table table:name="Cos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4" table:number-rows-spanned="2">
            <text:p>Gastos TCC</text:p>
          </table:table-cell>
          <table:covered-table-cell table:number-columns-repeated="3" table:style-name="ce2"/>
        </table:table-row>
        <table:table-row table:style-name="ro2">
          <table:covered-table-cell table:number-columns-repeated="4" table:style-name="ce2"/>
        </table:table-row>
        <table:table-row table:style-name="ro3"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>
            <text:p>Valor</text:p>
          </table:table-cell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6" office:value-type="date" office:date-value="2015-01-20" calcext:value-type="date">
            <text:p>20/01/2015</text:p>
          </table:table-cell>
          <table:table-cell table:style-name="ce8" office:value-type="string" calcext:value-type="string">
            <text:p>Livro Java <text:span text:style-name="T1">Application</text:span> <text:span text:style-name="T1">Architecture</text:span> – <text:span text:style-name="T1">Modularity</text:span> <text:span text:style-name="T1">Patterns</text:span> <text:span text:style-name="T1">with</text:span> <text:span text:style-name="T1">Examples</text:span> <text:span text:style-name="T1">Using</text:span> OSGi</text:p>
          </table:table-cell>
          <table:table-cell table:style-name="ce9" office:value-type="currency" office:currency="BRL" office:value="52.11" calcext:value-type="currency">
            <text:p>R$ 52,11</text:p>
          </table:table-cell>
        </table:table-row>
        <table:table-row table:style-name="ro5">
          <table:table-cell table:style-name="ce4" office:value-type="float" office:value="2" calcext:value-type="float">
            <text:p>2</text:p>
          </table:table-cell>
          <table:table-cell table:style-name="ce6" office:value-type="date" office:date-value="2015-02-02" calcext:value-type="date">
            <text:p>02/02/2015</text:p>
          </table:table-cell>
          <table:table-cell table:style-name="ce8" office:value-type="string" calcext:value-type="string">
            <text:p>Impressão pré projeto</text:p>
          </table:table-cell>
          <table:table-cell table:style-name="ce9" office:value-type="currency" office:currency="BRL" office:value="1.1" calcext:value-type="currency">
            <text:p>R$ 1,10</text:p>
          </table:table-cell>
        </table:table-row>
        <table:table-row table:style-name="ro5">
          <table:table-cell table:style-name="ce4" office:value-type="float" office:value="3" calcext:value-type="float">
            <text:p>3</text:p>
          </table:table-cell>
          <table:table-cell table:style-name="ce6" office:value-type="date" office:date-value="2015-02-12" calcext:value-type="date">
            <text:p>12/02/2015</text:p>
          </table:table-cell>
          <table:table-cell table:style-name="ce8" office:value-type="string" calcext:value-type="string">
            <text:p>Impressão pré projeto</text:p>
          </table:table-cell>
          <table:table-cell table:style-name="ce9" office:value-type="currency" office:currency="BRL" office:value="3.4" calcext:value-type="currency">
            <text:p>R$ 3,40</text:p>
          </table:table-cell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6" office:value-type="date" office:date-value="2015-03-26" calcext:value-type="date">
            <text:p>26/03/2015</text:p>
          </table:table-cell>
          <table:table-cell table:style-name="ce8" office:value-type="string" calcext:value-type="string">
            <text:p>Impressão quadro teórico</text:p>
          </table:table-cell>
          <table:table-cell table:style-name="ce9" office:value-type="currency" office:currency="BRL" office:value="1.5" calcext:value-type="currency">
            <text:p>R$ 1,50</text:p>
          </table:table-cell>
        </table:table-row>
        <table:table-row table:style-name="ro5">
          <table:table-cell table:style-name="ce4" office:value-type="float" office:value="5" calcext:value-type="float">
            <text:p>5</text:p>
          </table:table-cell>
          <table:table-cell table:style-name="ce6" office:value-type="date" office:date-value="2015-04-16" calcext:value-type="date">
            <text:p>16/04/2015</text:p>
          </table:table-cell>
          <table:table-cell table:style-name="ce8" office:value-type="string" calcext:value-type="string">
            <text:p>Impressão quadro metodológico</text:p>
          </table:table-cell>
          <table:table-cell table:style-name="ce9" office:value-type="currency" office:currency="BRL" office:value="0.7" calcext:value-type="currency">
            <text:p>R$ 0,70</text:p>
          </table:table-cell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6" office:value-type="date" office:date-value="2015-04-23" calcext:value-type="date">
            <text:p>23/04/2015</text:p>
          </table:table-cell>
          <table:table-cell table:style-name="ce8" office:value-type="string" calcext:value-type="string">
            <text:p>Impressão quadro metodológico</text:p>
          </table:table-cell>
          <table:table-cell table:style-name="ce9" office:value-type="currency" office:currency="BRL" office:value="3.5" calcext:value-type="currency">
            <text:p>R$ 3,50</text:p>
          </table:table-cell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6" office:value-type="date" office:date-value="2015-05-04" calcext:value-type="date">
            <text:p>04/05/2015</text:p>
          </table:table-cell>
          <table:table-cell table:style-name="ce8" office:value-type="string" calcext:value-type="string">
            <text:p>Impressão de artigos sobre OSGi</text:p>
          </table:table-cell>
          <table:table-cell table:style-name="ce9" office:value-type="currency" office:currency="BRL" office:value="5.6" calcext:value-type="currency">
            <text:p>R$ 5,60</text:p>
          </table:table-cell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6" office:value-type="date" office:date-value="2015-05-07" calcext:value-type="date">
            <text:p>07/05/2015</text:p>
          </table:table-cell>
          <table:table-cell table:style-name="ce8" office:value-type="string" calcext:value-type="string">
            <text:p>Impressão e encadernação qualificação</text:p>
          </table:table-cell>
          <table:table-cell table:style-name="ce9" office:value-type="currency" office:currency="BRL" office:value="22.6" calcext:value-type="currency">
            <text:p>R$ 22,60</text:p>
          </table:table-cell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6" office:value-type="date" office:date-value="2015-07-27" calcext:value-type="date">
            <text:p>27/07/2015</text:p>
          </table:table-cell>
          <table:table-cell table:style-name="ce8" office:value-type="string" calcext:value-type="string">
            <text:p>Impressão quadro teórico</text:p>
          </table:table-cell>
          <table:table-cell table:style-name="ce9" office:value-type="currency" office:currency="BRL" office:value="1.5" calcext:value-type="currency">
            <text:p>R$ 1,50</text:p>
          </table:table-cell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6" office:value-type="date" office:date-value="2015-08-10" calcext:value-type="date">
            <text:p>10/08/2015</text:p>
          </table:table-cell>
          <table:table-cell table:style-name="ce8" office:value-type="string" calcext:value-type="string">
            <text:p>Impressão quadro teórico</text:p>
          </table:table-cell>
          <table:table-cell table:style-name="ce9" office:value-type="currency" office:currency="BRL" office:value="6.4" calcext:value-type="currency">
            <text:p>R$ 6,40</text:p>
          </table:table-cell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6" office:value-type="date" office:date-value="2015-08-25" calcext:value-type="date">
            <text:p>25/08/2015</text:p>
          </table:table-cell>
          <table:table-cell table:style-name="ce8" office:value-type="string" calcext:value-type="string">
            <text:p>Compra de domínio (Registro.br)</text:p>
          </table:table-cell>
          <table:table-cell table:style-name="ce9" office:value-type="currency" office:currency="BRL" office:value="30" calcext:value-type="currency">
            <text:p>R$ 30,00</text:p>
          </table:table-cell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6" office:value-type="date" office:date-value="2015-08-25" calcext:value-type="date">
            <text:p>25/08/2015</text:p>
          </table:table-cell>
          <table:table-cell table:style-name="ce8" office:value-type="string" calcext:value-type="string">
            <text:p>Serviço cloud (Digital Ocean)</text:p>
          </table:table-cell>
          <table:table-cell table:style-name="ce9" office:value-type="currency" office:currency="BRL" office:value="13.83" calcext:value-type="currency">
            <text:p>R$ 13,83</text:p>
          </table:table-cell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ce6" office:value-type="date" office:date-value="2015-08-27" calcext:value-type="date">
            <text:p>27/08/2015</text:p>
          </table:table-cell>
          <table:table-cell table:style-name="ce8" office:value-type="string" calcext:value-type="string">
            <text:p>Impressão quadro metodológico</text:p>
          </table:table-cell>
          <table:table-cell table:style-name="ce9" office:value-type="currency" office:currency="BRL" office:value="1.5" calcext:value-type="currency">
            <text:p>R$ 1,50</text:p>
          </table:table-cell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6" office:value-type="date" office:date-value="2015-08-03" calcext:value-type="date">
            <text:p>03/08/2015</text:p>
          </table:table-cell>
          <table:table-cell table:style-name="ce8" office:value-type="string" calcext:value-type="string">
            <text:p>Impressão quadro metodológico</text:p>
          </table:table-cell>
          <table:table-cell table:style-name="ce9" office:value-type="currency" office:currency="BRL" office:value="5.1" calcext:value-type="currency">
            <text:p>R$ 5,10</text:p>
          </table:table-cell>
        </table:table-row>
        <table:table-row table:style-name="ro4">
          <table:table-cell table:style-name="ce4" office:value-type="float" office:value="15" calcext:value-type="float">
            <text:p>15</text:p>
          </table:table-cell>
          <table:table-cell table:style-name="ce6" office:value-type="date" office:date-value="2015-08-17" calcext:value-type="date">
            <text:p>17/08/2015</text:p>
          </table:table-cell>
          <table:table-cell table:style-name="ce8" office:value-type="string" calcext:value-type="string">
            <text:p>Impressão da discussão de resultados</text:p>
          </table:table-cell>
          <table:table-cell table:style-name="ce9" office:value-type="currency" office:currency="BRL" office:value="3.4" calcext:value-type="currency">
            <text:p>R$ 3,40</text:p>
          </table:table-cell>
        </table:table-row>
        <table:table-row table:style-name="ro4">
          <table:table-cell table:style-name="ce4" office:value-type="float" office:value="16" calcext:value-type="float">
            <text:p>16</text:p>
          </table:table-cell>
          <table:table-cell table:style-name="ce6" office:value-type="date" office:date-value="2015-08-25" calcext:value-type="date">
            <text:p>25/08/2015</text:p>
          </table:table-cell>
          <table:table-cell table:style-name="ce8" office:value-type="string" calcext:value-type="string">
            <text:p>Serviço cloud (Digital Ocean)</text:p>
          </table:table-cell>
          <table:table-cell table:style-name="ce9" office:value-type="currency" office:currency="BRL" office:value="42.98" calcext:value-type="currency">
            <text:p>R$ 42,98</text:p>
          </table:table-cell>
        </table:table-row>
        <table:table-row table:style-name="ro4">
          <table:table-cell table:style-name="ce4" office:value-type="float" office:value="17" calcext:value-type="float">
            <text:p>17</text:p>
          </table:table-cell>
          <table:table-cell table:style-name="ce6" office:value-type="date" office:date-value="2015-08-28" calcext:value-type="date">
            <text:p>28/08/2015</text:p>
          </table:table-cell>
          <table:table-cell table:style-name="ce8" office:value-type="string" calcext:value-type="string">
            <text:p>Impressão do documento para Pré-banca</text:p>
          </table:table-cell>
          <table:table-cell table:style-name="ce9" office:value-type="currency" office:currency="BRL" office:value="88.8" calcext:value-type="currency">
            <text:p>R$ 88,80</text:p>
          </table:table-cell>
        </table:table-row>
        <table:table-row table:style-name="ro4">
          <table:table-cell table:style-name="ce4" office:value-type="float" office:value="18" calcext:value-type="float">
            <text:p>18</text:p>
          </table:table-cell>
          <table:table-cell table:style-name="ce6" office:value-type="date" office:date-value="2015-08-24" calcext:value-type="date">
            <text:p>24/08/2015</text:p>
          </table:table-cell>
          <table:table-cell table:style-name="ce8" office:value-type="string" calcext:value-type="string">
            <text:p>Serviço cloud (Digital Ocean)</text:p>
          </table:table-cell>
          <table:table-cell table:style-name="ce9" office:value-type="currency" office:currency="BRL" office:value="43.31" calcext:value-type="currency">
            <text:p>R$ 43,31</text:p>
          </table:table-cell>
        </table:table-row>
        <table:table-row table:style-name="ro4">
          <table:table-cell table:style-name="ce4" office:value-type="float" office:value="19" calcext:value-type="float">
            <text:p>19</text:p>
          </table:table-cell>
          <table:table-cell table:style-name="ce6" office:value-type="date" office:date-value="2015-11-03" calcext:value-type="date">
            <text:p>03/11/2015</text:p>
          </table:table-cell>
          <table:table-cell table:style-name="ce8" office:value-type="string" calcext:value-type="string">
            <text:p>Impressão banca final</text:p>
          </table:table-cell>
          <table:table-cell table:style-name="ce9" office:value-type="currency" office:currency="BRL" office:value="5.95" calcext:value-type="currency">
            <text:p>R$ 5,95</text:p>
          </table:table-cell>
        </table:table-row>
        <table:table-row table:style-name="ro4">
          <table:table-cell table:style-name="ce4" office:value-type="float" office:value="20" calcext:value-type="float">
            <text:p>20</text:p>
          </table:table-cell>
          <table:table-cell table:style-name="ce6" office:value-type="date" office:date-value="2015-11-05" calcext:value-type="date">
            <text:p>05/11/2015</text:p>
          </table:table-cell>
          <table:table-cell table:style-name="ce8" office:value-type="string" calcext:value-type="string">
            <text:p>Revisão ortográfica língua portuguesa </text:p>
          </table:table-cell>
          <table:table-cell table:style-name="ce9" office:value-type="currency" office:currency="BRL" office:value="100" calcext:value-type="currency">
            <text:p>R$ 100,00</text:p>
          </table:table-cell>
        </table:table-row>
        <table:table-row table:style-name="ro4">
          <table:table-cell table:style-name="ce4" office:value-type="float" office:value="21" calcext:value-type="float">
            <text:p>21</text:p>
          </table:table-cell>
          <table:table-cell table:style-name="ce6" office:value-type="date" office:date-value="2015-11-25" calcext:value-type="date">
            <text:p>25/11/2015</text:p>
          </table:table-cell>
          <table:table-cell table:style-name="ce8" office:value-type="string" calcext:value-type="string">
            <text:p>Serviço cloud (Digital Ocean)</text:p>
          </table:table-cell>
          <table:table-cell table:style-name="ce9" office:value-type="currency" office:currency="BRL" office:value="42.66" calcext:value-type="currency">
            <text:p>R$ 42,66</text:p>
          </table:table-cell>
        </table:table-row>
        <table:table-row table:style-name="ro4">
          <table:table-cell table:style-name="ce4" office:value-type="float" office:value="22" calcext:value-type="float">
            <text:p>22</text:p>
          </table:table-cell>
          <table:table-cell table:style-name="ce6" office:value-type="date" office:date-value="2015-11-09" calcext:value-type="date">
            <text:p>09/11/2015</text:p>
          </table:table-cell>
          <table:table-cell table:style-name="ce8" office:value-type="string" calcext:value-type="string">
            <text:p>Impressão banca final</text:p>
          </table:table-cell>
          <table:table-cell table:style-name="ce9" office:value-type="currency" office:currency="BRL" office:value="96" calcext:value-type="currency">
            <text:p>R$ 96,00</text:p>
          </table:table-cell>
        </table:table-row>
        <table:table-row table:style-name="ro4">
          <table:table-cell table:style-name="ce4" office:value-type="float" office:value="23" calcext:value-type="float">
            <text:p>23</text:p>
          </table:table-cell>
          <table:table-cell table:style-name="ce6" office:value-type="date" office:date-value="2115-12-07" calcext:value-type="date">
            <text:p>07/12/2115</text:p>
          </table:table-cell>
          <table:table-cell table:style-name="ce8" office:value-type="string" calcext:value-type="string">
            <text:p>Impressão capa dura</text:p>
          </table:table-cell>
          <table:table-cell table:style-name="ce9" office:value-type="currency" office:currency="BRL" office:value="119.35" calcext:value-type="currency">
            <text:p>R$ 119,35</text:p>
          </table:table-cell>
        </table:table-row>
        <table:table-row table:style-name="ro4">
          <table:table-cell table:style-name="ce4" office:value-type="float" office:value="24" calcext:value-type="float">
            <text:p>24</text:p>
          </table:table-cell>
          <table:table-cell table:style-name="ce6" office:value-type="date" office:date-value="2015-12-09" calcext:value-type="date">
            <text:p>09/12/2015</text:p>
          </table:table-cell>
          <table:table-cell table:style-name="ce8" office:value-type="string" calcext:value-type="string">
            <text:p>Capa dura</text:p>
          </table:table-cell>
          <table:table-cell table:style-name="ce9" office:value-type="currency" office:currency="BRL" office:value="180" calcext:value-type="currency">
            <text:p>R$ 180,00</text:p>
          </table:table-cell>
        </table:table-row>
        <table:table-row table:style-name="ro4">
          <table:table-cell table:style-name="ce4" office:value-type="float" office:value="25" calcext:value-type="float">
            <text:p>25</text:p>
          </table:table-cell>
          <table:table-cell table:style-name="ce6" office:value-type="date" office:date-value="2015-12-25" calcext:value-type="date">
            <text:p>25/12/2015</text:p>
          </table:table-cell>
          <table:table-cell table:style-name="ce8" office:value-type="string" calcext:value-type="string">
            <text:p>Serviço cloud (Digital Ocean)</text:p>
          </table:table-cell>
          <table:table-cell table:style-name="ce9" office:value-type="currency" office:currency="BRL" office:value="42.55" calcext:value-type="currency">
            <text:p>R$ 42,55</text:p>
          </table:table-cell>
        </table:table-row>
        <table:table-row table:style-name="ro4" table:number-rows-repeated="3">
          <table:table-cell table:style-name="ce4"/>
          <table:table-cell table:style-name="ce6"/>
          <table:table-cell table:style-name="ce8"/>
          <table:table-cell table:style-name="ce9"/>
        </table:table-row>
        <table:table-row table:style-name="ro6">
          <table:table-cell table:style-name="ce5" office:value-type="string" calcext:value-type="string" table:number-columns-spanned="3" table:number-rows-spanned="1">
            <text:p>Total</text:p>
          </table:table-cell>
          <table:covered-table-cell table:number-columns-repeated="2" table:style-name="ce7"/>
          <table:table-cell table:style-name="ce10" table:formula="of:=SUM([.D4:.D31])" office:value-type="currency" office:currency="BRL" office:value="913.84" calcext:value-type="currency">
            <text:p>R$ 913,84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2" table:number-rows-repeated="1048538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8">00/00/0000</text:date>, <text:time style:data-style-name="N2" text:time-value="21:36:17.17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8T20:18:33.668875896</meta:creation-date>
    <meta:generator>LibreOffice/4.3.7.2$Windows_x86 LibreOffice_project/8a35821d8636a03b8bf4e15b48f59794652c68ba</meta:generator>
    <dc:date>2015-12-08T21:42:13.464000000</dc:date>
    <meta:editing-duration>PT3H28M44S</meta:editing-duration>
    <meta:editing-cycles>52</meta:editing-cycles>
    <dc:creator>Felipe Rodrigues</dc:creator>
    <meta:document-statistic meta:table-count="1" meta:cell-count="107" meta:object-count="0"/>
  </office:meta>
</office:document-meta>
</file>